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36.02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7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-02-19 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ound #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NaiveBot</text:p>
          </table:table-cell>
          <table:table-cell office:value-type="string" calcext:value-type="string">
            <text:p>NiceBot</text:p>
          </table:table-cell>
          <table:table-cell office:value-type="string" calcext:value-type="string">
            <text:p>WesBot</text:p>
          </table:table-cell>
          <table:table-cell office:value-type="string" calcext:value-type="string">
            <text:p>DarwinianEmptySeat</text:p>
          </table:table-cell>
          <table:table-cell office:value-type="string" calcext:value-type="string">
            <text:p>Kind_Bot</text:p>
          </table:table-cell>
          <table:table-cell office:value-type="string" calcext:value-type="string">
            <text:p>bayes</text:p>
          </table:table-cell>
          <table:table-cell office:value-type="string" calcext:value-type="string">
            <text:p>bot</text:p>
          </table:table-cell>
          <table:table-cell/>
          <table:table-cell office:value-type="string" calcext:value-type="string">
            <text:p>Copies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NaiveBot</text:p>
          </table:table-cell>
          <table:table-cell office:value-type="string" calcext:value-type="string">
            <text:p>NiceBot</text:p>
          </table:table-cell>
          <table:table-cell office:value-type="string" calcext:value-type="string">
            <text:p>WesBot</text:p>
          </table:table-cell>
          <table:table-cell office:value-type="string" calcext:value-type="string">
            <text:p>Darwinian EmptySeat</text:p>
          </table:table-cell>
          <table:table-cell office:value-type="string" calcext:value-type="string">
            <text:p>Kind_Bot</text:p>
          </table:table-cell>
          <table:table-cell office:value-type="string" calcext:value-type="string">
            <text:p>bayes</text:p>
          </table:table-cell>
          <table:table-cell office:value-type="string" calcext:value-type="string">
            <text:p>bot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529" calcext:value-type="float">
            <text:p>129529</text:p>
          </table:table-cell>
          <table:table-cell office:value-type="float" office:value="16272" calcext:value-type="float">
            <text:p>16272</text:p>
          </table:table-cell>
          <table:table-cell office:value-type="float" office:value="15242" calcext:value-type="float">
            <text:p>15242</text:p>
          </table:table-cell>
          <table:table-cell office:value-type="float" office:value="4838" calcext:value-type="float">
            <text:p>4838</text:p>
          </table:table-cell>
          <table:table-cell office:value-type="float" office:value="18423" calcext:value-type="float">
            <text:p>18423</text:p>
          </table:table-cell>
          <table:table-cell office:value-type="float" office:value="12882" calcext:value-type="float">
            <text:p>12882</text:p>
          </table:table-cell>
          <table:table-cell office:value-type="float" office:value="21998" calcext:value-type="float">
            <text:p>21998</text:p>
          </table:table-cell>
          <table:table-cell office:value-type="float" office:value="22844" calcext:value-type="float">
            <text:p>22844</text:p>
          </table:table-cell>
          <table:table-cell office:value-type="float" office:value="17030" calcext:value-type="float">
            <text:p>1703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702" calcext:value-type="float">
            <text:p>143702</text:p>
          </table:table-cell>
          <table:table-cell office:value-type="float" office:value="16676" calcext:value-type="float">
            <text:p>16676</text:p>
          </table:table-cell>
          <table:table-cell office:value-type="float" office:value="13790" calcext:value-type="float">
            <text:p>13790</text:p>
          </table:table-cell>
          <table:table-cell office:value-type="float" office:value="1380" calcext:value-type="float">
            <text:p>1380</text:p>
          </table:table-cell>
          <table:table-cell office:value-type="float" office:value="21198" calcext:value-type="float">
            <text:p>21198</text:p>
          </table:table-cell>
          <table:table-cell office:value-type="float" office:value="9351" calcext:value-type="float">
            <text:p>9351</text:p>
          </table:table-cell>
          <table:table-cell office:value-type="float" office:value="35029" calcext:value-type="float">
            <text:p>35029</text:p>
          </table:table-cell>
          <table:table-cell office:value-type="float" office:value="27888" calcext:value-type="float">
            <text:p>27888</text:p>
          </table:table-cell>
          <table:table-cell office:value-type="float" office:value="18390" calcext:value-type="float">
            <text:p>183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695" calcext:value-type="float">
            <text:p>143695</text:p>
          </table:table-cell>
          <table:table-cell office:value-type="float" office:value="12420" calcext:value-type="float">
            <text:p>12420</text:p>
          </table:table-cell>
          <table:table-cell office:value-type="float" office:value="11079" calcext:value-type="float">
            <text:p>11079</text:p>
          </table:table-cell>
          <table:table-cell office:value-type="float" office:value="410" calcext:value-type="float">
            <text:p>410</text:p>
          </table:table-cell>
          <table:table-cell office:value-type="float" office:value="21061" calcext:value-type="float">
            <text:p>21061</text:p>
          </table:table-cell>
          <table:table-cell office:value-type="float" office:value="5303" calcext:value-type="float">
            <text:p>5303</text:p>
          </table:table-cell>
          <table:table-cell office:value-type="float" office:value="44204" calcext:value-type="float">
            <text:p>44204</text:p>
          </table:table-cell>
          <table:table-cell office:value-type="float" office:value="29904" calcext:value-type="float">
            <text:p>29904</text:p>
          </table:table-cell>
          <table:table-cell office:value-type="float" office:value="19314" calcext:value-type="float">
            <text:p>1931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205" calcext:value-type="float">
            <text:p>169205</text:p>
          </table:table-cell>
          <table:table-cell office:value-type="float" office:value="12380" calcext:value-type="float">
            <text:p>12380</text:p>
          </table:table-cell>
          <table:table-cell office:value-type="float" office:value="9733" calcext:value-type="float">
            <text:p>9733</text:p>
          </table:table-cell>
          <table:table-cell office:value-type="float" office:value="138" calcext:value-type="float">
            <text:p>138</text:p>
          </table:table-cell>
          <table:table-cell office:value-type="float" office:value="23606" calcext:value-type="float">
            <text:p>23606</text:p>
          </table:table-cell>
          <table:table-cell office:value-type="float" office:value="1640" calcext:value-type="float">
            <text:p>1640</text:p>
          </table:table-cell>
          <table:table-cell office:value-type="float" office:value="59325" calcext:value-type="float">
            <text:p>59325</text:p>
          </table:table-cell>
          <table:table-cell office:value-type="float" office:value="35985" calcext:value-type="float">
            <text:p>35985</text:p>
          </table:table-cell>
          <table:table-cell office:value-type="float" office:value="26398" calcext:value-type="float">
            <text:p>2639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4950" calcext:value-type="float">
            <text:p>174950</text:p>
          </table:table-cell>
          <table:table-cell office:value-type="float" office:value="11856" calcext:value-type="float">
            <text:p>11856</text:p>
          </table:table-cell>
          <table:table-cell office:value-type="float" office:value="6648" calcext:value-type="float">
            <text:p>6648</text:p>
          </table:table-cell>
          <table:table-cell office:value-type="float" office:value="69" calcext:value-type="float">
            <text:p>69</text:p>
          </table:table-cell>
          <table:table-cell office:value-type="float" office:value="20277" calcext:value-type="float">
            <text:p>20277</text:p>
          </table:table-cell>
          <table:table-cell office:value-type="float" office:value="801" calcext:value-type="float">
            <text:p>801</text:p>
          </table:table-cell>
          <table:table-cell office:value-type="float" office:value="69696" calcext:value-type="float">
            <text:p>69696</text:p>
          </table:table-cell>
          <table:table-cell office:value-type="float" office:value="35639" calcext:value-type="float">
            <text:p>35639</text:p>
          </table:table-cell>
          <table:table-cell office:value-type="float" office:value="29964" calcext:value-type="float">
            <text:p>2996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9327" calcext:value-type="float">
            <text:p>179327</text:p>
          </table:table-cell>
          <table:table-cell office:value-type="float" office:value="7488" calcext:value-type="float">
            <text:p>7488</text:p>
          </table:table-cell>
          <table:table-cell office:value-type="float" office:value="3968" calcext:value-type="float">
            <text:p>3968</text:p>
          </table:table-cell>
          <table:table-cell office:value-type="float" office:value="69" calcext:value-type="float">
            <text:p>69</text:p>
          </table:table-cell>
          <table:table-cell office:value-type="float" office:value="16207" calcext:value-type="float">
            <text:p>16207</text:p>
          </table:table-cell>
          <table:table-cell office:value-type="float" office:value="783" calcext:value-type="float">
            <text:p>783</text:p>
          </table:table-cell>
          <table:table-cell office:value-type="float" office:value="83381" calcext:value-type="float">
            <text:p>83381</text:p>
          </table:table-cell>
          <table:table-cell office:value-type="float" office:value="35494" calcext:value-type="float">
            <text:p>35494</text:p>
          </table:table-cell>
          <table:table-cell office:value-type="float" office:value="31937" calcext:value-type="float">
            <text:p>3193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3968" calcext:value-type="float">
            <text:p>193968</text:p>
          </table:table-cell>
          <table:table-cell office:value-type="float" office:value="3442" calcext:value-type="float">
            <text:p>3442</text:p>
          </table:table-cell>
          <table:table-cell office:value-type="float" office:value="3370" calcext:value-type="float">
            <text:p>3370</text:p>
          </table:table-cell>
          <table:table-cell office:value-type="float" office:value="69" calcext:value-type="float">
            <text:p>69</text:p>
          </table:table-cell>
          <table:table-cell office:value-type="float" office:value="12485" calcext:value-type="float">
            <text:p>12485</text:p>
          </table:table-cell>
          <table:table-cell office:value-type="float" office:value="171" calcext:value-type="float">
            <text:p>171</text:p>
          </table:table-cell>
          <table:table-cell office:value-type="float" office:value="99476" calcext:value-type="float">
            <text:p>99476</text:p>
          </table:table-cell>
          <table:table-cell office:value-type="float" office:value="37391" calcext:value-type="float">
            <text:p>37391</text:p>
          </table:table-cell>
          <table:table-cell office:value-type="float" office:value="37564" calcext:value-type="float">
            <text:p>37564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922" calcext:value-type="float">
            <text:p>195922</text:p>
          </table:table-cell>
          <table:table-cell office:value-type="float" office:value="814" calcext:value-type="float">
            <text:p>814</text:p>
          </table:table-cell>
          <table:table-cell office:value-type="float" office:value="1815" calcext:value-type="float">
            <text:p>1815</text:p>
          </table:table-cell>
          <table:table-cell office:value-type="float" office:value="69" calcext:value-type="float">
            <text:p>69</text:p>
          </table:table-cell>
          <table:table-cell office:value-type="float" office:value="7634" calcext:value-type="float">
            <text:p>7634</text:p>
          </table:table-cell>
          <table:table-cell office:value-type="float" office:value="351" calcext:value-type="float">
            <text:p>351</text:p>
          </table:table-cell>
          <table:table-cell office:value-type="float" office:value="108223" calcext:value-type="float">
            <text:p>108223</text:p>
          </table:table-cell>
          <table:table-cell office:value-type="float" office:value="36170" calcext:value-type="float">
            <text:p>36170</text:p>
          </table:table-cell>
          <table:table-cell office:value-type="float" office:value="40846" calcext:value-type="float">
            <text:p>4084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1978" calcext:value-type="float">
            <text:p>211978</text:p>
          </table:table-cell>
          <table:table-cell office:value-type="float" office:value="839" calcext:value-type="float">
            <text:p>839</text:p>
          </table:table-cell>
          <table:table-cell office:value-type="float" office:value="1152" calcext:value-type="float">
            <text:p>1152</text:p>
          </table:table-cell>
          <table:table-cell office:value-type="float" office:value="69" calcext:value-type="float">
            <text:p>69</text:p>
          </table:table-cell>
          <table:table-cell office:value-type="float" office:value="5520" calcext:value-type="float">
            <text:p>5520</text:p>
          </table:table-cell>
          <table:table-cell office:value-type="float" office:value="141" calcext:value-type="float">
            <text:p>141</text:p>
          </table:table-cell>
          <table:table-cell office:value-type="float" office:value="124277" calcext:value-type="float">
            <text:p>124277</text:p>
          </table:table-cell>
          <table:table-cell office:value-type="float" office:value="35790" calcext:value-type="float">
            <text:p>35790</text:p>
          </table:table-cell>
          <table:table-cell office:value-type="float" office:value="44190" calcext:value-type="float">
            <text:p>441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985" calcext:value-type="float">
            <text:p>211985</text:p>
          </table:table-cell>
          <table:table-cell office:value-type="float" office:value="583" calcext:value-type="float">
            <text:p>583</text:p>
          </table:table-cell>
          <table:table-cell office:value-type="float" office:value="870" calcext:value-type="float">
            <text:p>870</text:p>
          </table:table-cell>
          <table:table-cell office:value-type="float" office:value="69" calcext:value-type="float">
            <text:p>69</text:p>
          </table:table-cell>
          <table:table-cell office:value-type="float" office:value="3947" calcext:value-type="float">
            <text:p>3947</text:p>
          </table:table-cell>
          <table:table-cell office:value-type="float" office:value="12" calcext:value-type="float">
            <text:p>12</text:p>
          </table:table-cell>
          <table:table-cell office:value-type="float" office:value="131161" calcext:value-type="float">
            <text:p>131161</text:p>
          </table:table-cell>
          <table:table-cell office:value-type="float" office:value="32705" calcext:value-type="float">
            <text:p>32705</text:p>
          </table:table-cell>
          <table:table-cell office:value-type="float" office:value="42638" calcext:value-type="float">
            <text:p>42638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5109" calcext:value-type="float">
            <text:p>215109</text:p>
          </table:table-cell>
          <table:table-cell office:value-type="float" office:value="184" calcext:value-type="float">
            <text:p>184</text:p>
          </table:table-cell>
          <table:table-cell office:value-type="float" office:value="869" calcext:value-type="float">
            <text:p>869</text:p>
          </table:table-cell>
          <table:table-cell office:value-type="float" office:value="69" calcext:value-type="float">
            <text:p>69</text:p>
          </table:table-cell>
          <table:table-cell office:value-type="float" office:value="2684" calcext:value-type="float">
            <text:p>2684</text:p>
          </table:table-cell>
          <table:table-cell office:value-type="float" office:value="12" calcext:value-type="float">
            <text:p>12</text:p>
          </table:table-cell>
          <table:table-cell office:value-type="float" office:value="138391" calcext:value-type="float">
            <text:p>138391</text:p>
          </table:table-cell>
          <table:table-cell office:value-type="float" office:value="29885" calcext:value-type="float">
            <text:p>29885</text:p>
          </table:table-cell>
          <table:table-cell office:value-type="float" office:value="43015" calcext:value-type="float">
            <text:p>4301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100" calcext:value-type="float">
            <text:p>220100</text:p>
          </table:table-cell>
          <table:table-cell office:value-type="float" office:value="483" calcext:value-type="float">
            <text:p>483</text:p>
          </table:table-cell>
          <table:table-cell office:value-type="float" office:value="856" calcext:value-type="float">
            <text:p>856</text:p>
          </table:table-cell>
          <table:table-cell office:value-type="float" office:value="69" calcext:value-type="float">
            <text:p>69</text:p>
          </table:table-cell>
          <table:table-cell office:value-type="float" office:value="2239" calcext:value-type="float">
            <text:p>2239</text:p>
          </table:table-cell>
          <table:table-cell office:value-type="float" office:value="0" calcext:value-type="float">
            <text:p>0</text:p>
          </table:table-cell>
          <table:table-cell office:value-type="float" office:value="147290" calcext:value-type="float">
            <text:p>147290</text:p>
          </table:table-cell>
          <table:table-cell office:value-type="float" office:value="26686" calcext:value-type="float">
            <text:p>26686</text:p>
          </table:table-cell>
          <table:table-cell office:value-type="float" office:value="42477" calcext:value-type="float">
            <text:p>42477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593" calcext:value-type="float">
            <text:p>216593</text:p>
          </table:table-cell>
          <table:table-cell office:value-type="float" office:value="429" calcext:value-type="float">
            <text:p>429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152330" calcext:value-type="float">
            <text:p>152330</text:p>
          </table:table-cell>
          <table:table-cell office:value-type="float" office:value="23059" calcext:value-type="float">
            <text:p>23059</text:p>
          </table:table-cell>
          <table:table-cell office:value-type="float" office:value="40168" calcext:value-type="float">
            <text:p>40168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2872" calcext:value-type="float">
            <text:p>222872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1891" calcext:value-type="float">
            <text:p>161891</text:p>
          </table:table-cell>
          <table:table-cell office:value-type="float" office:value="21235" calcext:value-type="float">
            <text:p>21235</text:p>
          </table:table-cell>
          <table:table-cell office:value-type="float" office:value="39114" calcext:value-type="float">
            <text:p>39114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1284" calcext:value-type="float">
            <text:p>221284</text:p>
          </table:table-cell>
          <table:table-cell office:value-type="float" office:value="409" calcext:value-type="float">
            <text:p>409</text:p>
          </table:table-cell>
          <table:table-cell office:value-type="float" office:value="442" calcext:value-type="float">
            <text:p>442</text:p>
          </table:table-cell>
          <table:table-cell office:value-type="float" office:value="69" calcext:value-type="float">
            <text:p>69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164827" calcext:value-type="float">
            <text:p>164827</text:p>
          </table:table-cell>
          <table:table-cell office:value-type="float" office:value="18703" calcext:value-type="float">
            <text:p>18703</text:p>
          </table:table-cell>
          <table:table-cell office:value-type="float" office:value="36441" calcext:value-type="float">
            <text:p>36441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4045" calcext:value-type="float">
            <text:p>214045</text:p>
          </table:table-cell>
          <table:table-cell office:value-type="float" office:value="11" calcext:value-type="float">
            <text:p>11</text:p>
          </table:table-cell>
          <table:table-cell office:value-type="float" office:value="405" calcext:value-type="float">
            <text:p>405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5825" calcext:value-type="float">
            <text:p>165825</text:p>
          </table:table-cell>
          <table:table-cell office:value-type="float" office:value="16147" calcext:value-type="float">
            <text:p>16147</text:p>
          </table:table-cell>
          <table:table-cell office:value-type="float" office:value="31576" calcext:value-type="float">
            <text:p>3157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7033" calcext:value-type="float">
            <text:p>227033</text:p>
          </table:table-cell>
          <table:table-cell office:value-type="float" office:value="392" calcext:value-type="float">
            <text:p>392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362" calcext:value-type="float">
            <text:p>179362</text:p>
          </table:table-cell>
          <table:table-cell office:value-type="float" office:value="14389" calcext:value-type="float">
            <text:p>14389</text:p>
          </table:table-cell>
          <table:table-cell office:value-type="float" office:value="32766" calcext:value-type="float">
            <text:p>3276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9842" calcext:value-type="float">
            <text:p>219842</text:p>
          </table:table-cell>
          <table:table-cell office:value-type="float" office:value="14" calcext:value-type="float">
            <text:p>14</text:p>
          </table:table-cell>
          <table:table-cell office:value-type="float" office:value="379" calcext:value-type="float">
            <text:p>37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981" calcext:value-type="float">
            <text:p>177981</text:p>
          </table:table-cell>
          <table:table-cell office:value-type="float" office:value="12060" calcext:value-type="float">
            <text:p>12060</text:p>
          </table:table-cell>
          <table:table-cell office:value-type="float" office:value="29339" calcext:value-type="float">
            <text:p>29339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3671" calcext:value-type="float">
            <text:p>223671</text:p>
          </table:table-cell>
          <table:table-cell office:value-type="float" office:value="458" calcext:value-type="float">
            <text:p>45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885" calcext:value-type="float">
            <text:p>184885</text:p>
          </table:table-cell>
          <table:table-cell office:value-type="float" office:value="10295" calcext:value-type="float">
            <text:p>10295</text:p>
          </table:table-cell>
          <table:table-cell office:value-type="float" office:value="27987" calcext:value-type="float">
            <text:p>27987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1555" calcext:value-type="float">
            <text:p>221555</text:p>
          </table:table-cell>
          <table:table-cell office:value-type="float" office:value="479" calcext:value-type="float">
            <text:p>479</text:p>
          </table:table-cell>
          <table:table-cell office:value-type="float" office:value="452" calcext:value-type="float">
            <text:p>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243" calcext:value-type="float">
            <text:p>186243</text:p>
          </table:table-cell>
          <table:table-cell office:value-type="float" office:value="8469" calcext:value-type="float">
            <text:p>8469</text:p>
          </table:table-cell>
          <table:table-cell office:value-type="float" office:value="25912" calcext:value-type="float">
            <text:p>25912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6818" calcext:value-type="float">
            <text:p>226818</text:p>
          </table:table-cell>
          <table:table-cell office:value-type="float" office:value="901" calcext:value-type="float">
            <text:p>901</text:p>
          </table:table-cell>
          <table:table-cell office:value-type="float" office:value="958" calcext:value-type="float">
            <text:p>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183" calcext:value-type="float">
            <text:p>192183</text:p>
          </table:table-cell>
          <table:table-cell office:value-type="float" office:value="7110" calcext:value-type="float">
            <text:p>7110</text:p>
          </table:table-cell>
          <table:table-cell office:value-type="float" office:value="25666" calcext:value-type="float">
            <text:p>2566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2492" calcext:value-type="float">
            <text:p>222492</text:p>
          </table:table-cell>
          <table:table-cell office:value-type="float" office:value="436" calcext:value-type="float">
            <text:p>436</text:p>
          </table:table-cell>
          <table:table-cell office:value-type="float" office:value="950" calcext:value-type="float">
            <text:p>9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434" calcext:value-type="float">
            <text:p>192434</text:p>
          </table:table-cell>
          <table:table-cell office:value-type="float" office:value="6075" calcext:value-type="float">
            <text:p>6075</text:p>
          </table:table-cell>
          <table:table-cell office:value-type="float" office:value="22597" calcext:value-type="float">
            <text:p>2259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5106" calcext:value-type="float">
            <text:p>225106</text:p>
          </table:table-cell>
          <table:table-cell office:value-type="float" office:value="11" calcext:value-type="float">
            <text:p>11</text:p>
          </table:table-cell>
          <table:table-cell office:value-type="float" office:value="1036" calcext:value-type="float">
            <text:p>1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881" calcext:value-type="float">
            <text:p>196881</text:p>
          </table:table-cell>
          <table:table-cell office:value-type="float" office:value="5291" calcext:value-type="float">
            <text:p>5291</text:p>
          </table:table-cell>
          <table:table-cell office:value-type="float" office:value="21887" calcext:value-type="float">
            <text:p>2188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5108" calcext:value-type="float">
            <text:p>225108</text:p>
          </table:table-cell>
          <table:table-cell office:value-type="float" office:value="490" calcext:value-type="float">
            <text:p>490</text:p>
          </table:table-cell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408" calcext:value-type="float">
            <text:p>198408</text:p>
          </table:table-cell>
          <table:table-cell office:value-type="float" office:value="4643" calcext:value-type="float">
            <text:p>4643</text:p>
          </table:table-cell>
          <table:table-cell office:value-type="float" office:value="20222" calcext:value-type="float">
            <text:p>2022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5657" calcext:value-type="float">
            <text:p>225657</text:p>
          </table:table-cell>
          <table:table-cell office:value-type="float" office:value="416" calcext:value-type="float">
            <text:p>416</text:p>
          </table:table-cell>
          <table:table-cell office:value-type="float" office:value="958" calcext:value-type="float">
            <text:p>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408" calcext:value-type="float">
            <text:p>201408</text:p>
          </table:table-cell>
          <table:table-cell office:value-type="float" office:value="4082" calcext:value-type="float">
            <text:p>4082</text:p>
          </table:table-cell>
          <table:table-cell office:value-type="float" office:value="18793" calcext:value-type="float">
            <text:p>1879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5035" calcext:value-type="float">
            <text:p>225035</text:p>
          </table:table-cell>
          <table:table-cell office:value-type="float" office:value="399" calcext:value-type="float">
            <text:p>399</text:p>
          </table:table-cell>
          <table:table-cell office:value-type="float" office:value="938" calcext:value-type="float">
            <text:p>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57" calcext:value-type="float">
            <text:p>202057</text:p>
          </table:table-cell>
          <table:table-cell office:value-type="float" office:value="3512" calcext:value-type="float">
            <text:p>3512</text:p>
          </table:table-cell>
          <table:table-cell office:value-type="float" office:value="18129" calcext:value-type="float">
            <text:p>1812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5495" calcext:value-type="float">
            <text:p>225495</text:p>
          </table:table-cell>
          <table:table-cell office:value-type="float" office:value="11" calcext:value-type="float">
            <text:p>11</text:p>
          </table:table-cell>
          <table:table-cell office:value-type="float" office:value="1390" calcext:value-type="float">
            <text:p>13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187" calcext:value-type="float">
            <text:p>204187</text:p>
          </table:table-cell>
          <table:table-cell office:value-type="float" office:value="3156" calcext:value-type="float">
            <text:p>3156</text:p>
          </table:table-cell>
          <table:table-cell office:value-type="float" office:value="16751" calcext:value-type="float">
            <text:p>1675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5683" calcext:value-type="float">
            <text:p>225683</text:p>
          </table:table-cell>
          <table:table-cell office:value-type="float" office:value="11" calcext:value-type="float">
            <text:p>11</text:p>
          </table:table-cell>
          <table:table-cell office:value-type="float" office:value="1048" calcext:value-type="float">
            <text:p>1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419" calcext:value-type="float">
            <text:p>206419</text:p>
          </table:table-cell>
          <table:table-cell office:value-type="float" office:value="2723" calcext:value-type="float">
            <text:p>2723</text:p>
          </table:table-cell>
          <table:table-cell office:value-type="float" office:value="15482" calcext:value-type="float">
            <text:p>1548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4161" calcext:value-type="float">
            <text:p>224161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890" calcext:value-type="float">
            <text:p>206890</text:p>
          </table:table-cell>
          <table:table-cell office:value-type="float" office:value="2356" calcext:value-type="float">
            <text:p>2356</text:p>
          </table:table-cell>
          <table:table-cell office:value-type="float" office:value="14026" calcext:value-type="float">
            <text:p>1402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5784" calcext:value-type="float">
            <text:p>225784</text:p>
          </table:table-cell>
          <table:table-cell office:value-type="float" office:value="493" calcext:value-type="float">
            <text:p>49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181" calcext:value-type="float">
            <text:p>210181</text:p>
          </table:table-cell>
          <table:table-cell office:value-type="float" office:value="2249" calcext:value-type="float">
            <text:p>2249</text:p>
          </table:table-cell>
          <table:table-cell office:value-type="float" office:value="12815" calcext:value-type="float">
            <text:p>1281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9763" calcext:value-type="float">
            <text:p>229763</text:p>
          </table:table-cell>
          <table:table-cell office:value-type="float" office:value="395" calcext:value-type="float">
            <text:p>395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451" calcext:value-type="float">
            <text:p>214451</text:p>
          </table:table-cell>
          <table:table-cell office:value-type="float" office:value="1947" calcext:value-type="float">
            <text:p>1947</text:p>
          </table:table-cell>
          <table:table-cell office:value-type="float" office:value="12487" calcext:value-type="float">
            <text:p>1248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7992" calcext:value-type="float">
            <text:p>227992</text:p>
          </table:table-cell>
          <table:table-cell office:value-type="float" office:value="427" calcext:value-type="float">
            <text:p>427</text:p>
          </table:table-cell>
          <table:table-cell office:value-type="float" office:value="827" calcext:value-type="float">
            <text:p>8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825" calcext:value-type="float">
            <text:p>212825</text:p>
          </table:table-cell>
          <table:table-cell office:value-type="float" office:value="1996" calcext:value-type="float">
            <text:p>1996</text:p>
          </table:table-cell>
          <table:table-cell office:value-type="float" office:value="11917" calcext:value-type="float">
            <text:p>1191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4814" calcext:value-type="float">
            <text:p>224814</text:p>
          </table:table-cell>
          <table:table-cell office:value-type="float" office:value="418" calcext:value-type="float">
            <text:p>418</text:p>
          </table:table-cell>
          <table:table-cell office:value-type="float" office:value="543" calcext:value-type="float">
            <text:p>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503" calcext:value-type="float">
            <text:p>211503</text:p>
          </table:table-cell>
          <table:table-cell office:value-type="float" office:value="1944" calcext:value-type="float">
            <text:p>1944</text:p>
          </table:table-cell>
          <table:table-cell office:value-type="float" office:value="10406" calcext:value-type="float">
            <text:p>1040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3919" calcext:value-type="float">
            <text:p>223919</text:p>
          </table:table-cell>
          <table:table-cell office:value-type="float" office:value="392" calcext:value-type="float">
            <text:p>392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573" calcext:value-type="float">
            <text:p>212573</text:p>
          </table:table-cell>
          <table:table-cell office:value-type="float" office:value="1889" calcext:value-type="float">
            <text:p>1889</text:p>
          </table:table-cell>
          <table:table-cell office:value-type="float" office:value="8780" calcext:value-type="float">
            <text:p>878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172" calcext:value-type="float">
            <text:p>227172</text:p>
          </table:table-cell>
          <table:table-cell office:value-type="float" office:value="451" calcext:value-type="float">
            <text:p>451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385" calcext:value-type="float">
            <text:p>217385</text:p>
          </table:table-cell>
          <table:table-cell office:value-type="float" office:value="1581" calcext:value-type="float">
            <text:p>1581</text:p>
          </table:table-cell>
          <table:table-cell office:value-type="float" office:value="7637" calcext:value-type="float">
            <text:p>7637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7654" calcext:value-type="float">
            <text:p>227654</text:p>
          </table:table-cell>
          <table:table-cell office:value-type="float" office:value="437" calcext:value-type="float">
            <text:p>437</text:p>
          </table:table-cell>
          <table:table-cell office:value-type="float" office:value="421" calcext:value-type="float">
            <text:p>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782" calcext:value-type="float">
            <text:p>217782</text:p>
          </table:table-cell>
          <table:table-cell office:value-type="float" office:value="1482" calcext:value-type="float">
            <text:p>1482</text:p>
          </table:table-cell>
          <table:table-cell office:value-type="float" office:value="7532" calcext:value-type="float">
            <text:p>7532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4743" calcext:value-type="float">
            <text:p>224743</text:p>
          </table:table-cell>
          <table:table-cell office:value-type="float" office:value="406" calcext:value-type="float">
            <text:p>4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292" calcext:value-type="float">
            <text:p>216292</text:p>
          </table:table-cell>
          <table:table-cell office:value-type="float" office:value="1426" calcext:value-type="float">
            <text:p>1426</text:p>
          </table:table-cell>
          <table:table-cell office:value-type="float" office:value="6157" calcext:value-type="float">
            <text:p>6157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8257" calcext:value-type="float">
            <text:p>228257</text:p>
          </table:table-cell>
          <table:table-cell office:value-type="float" office:value="423" calcext:value-type="float">
            <text:p>423</text:p>
          </table:table-cell>
          <table:table-cell office:value-type="float" office:value="458" calcext:value-type="float">
            <text:p>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396" calcext:value-type="float">
            <text:p>220396</text:p>
          </table:table-cell>
          <table:table-cell office:value-type="float" office:value="1443" calcext:value-type="float">
            <text:p>144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0600" calcext:value-type="float">
            <text:p>230600</text:p>
          </table:table-cell>
          <table:table-cell office:value-type="float" office:value="464" calcext:value-type="float">
            <text:p>464</text:p>
          </table:table-cell>
          <table:table-cell office:value-type="float" office:value="415" calcext:value-type="float">
            <text:p>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693" calcext:value-type="float">
            <text:p>222693</text:p>
          </table:table-cell>
          <table:table-cell office:value-type="float" office:value="1612" calcext:value-type="float">
            <text:p>1612</text:p>
          </table:table-cell>
          <table:table-cell office:value-type="float" office:value="5416" calcext:value-type="float">
            <text:p>541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8147" calcext:value-type="float">
            <text:p>228147</text:p>
          </table:table-cell>
          <table:table-cell office:value-type="float" office:value="11" calcext:value-type="float">
            <text:p>11</text:p>
          </table:table-cell>
          <table:table-cell office:value-type="float" office:value="428" calcext:value-type="float">
            <text:p>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349" calcext:value-type="float">
            <text:p>221349</text:p>
          </table:table-cell>
          <table:table-cell office:value-type="float" office:value="1486" calcext:value-type="float">
            <text:p>1486</text:p>
          </table:table-cell>
          <table:table-cell office:value-type="float" office:value="4873" calcext:value-type="float">
            <text:p>4873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8884" calcext:value-type="float">
            <text:p>228884</text:p>
          </table:table-cell>
          <table:table-cell office:value-type="float" office:value="392" calcext:value-type="float">
            <text:p>392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914" calcext:value-type="float">
            <text:p>222914</text:p>
          </table:table-cell>
          <table:table-cell office:value-type="float" office:value="1558" calcext:value-type="float">
            <text:p>1558</text:p>
          </table:table-cell>
          <table:table-cell office:value-type="float" office:value="3875" calcext:value-type="float">
            <text:p>387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8052" calcext:value-type="float">
            <text:p>228052</text:p>
          </table:table-cell>
          <table:table-cell office:value-type="float" office:value="423" calcext:value-type="float">
            <text:p>423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077" calcext:value-type="float">
            <text:p>222077</text:p>
          </table:table-cell>
          <table:table-cell office:value-type="float" office:value="1468" calcext:value-type="float">
            <text:p>1468</text:p>
          </table:table-cell>
          <table:table-cell office:value-type="float" office:value="3615" calcext:value-type="float">
            <text:p>361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4882" calcext:value-type="float">
            <text:p>224882</text:p>
          </table:table-cell>
          <table:table-cell office:value-type="float" office:value="126" calcext:value-type="float">
            <text:p>126</text:p>
          </table:table-cell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233" calcext:value-type="float">
            <text:p>220233</text:p>
          </table:table-cell>
          <table:table-cell office:value-type="float" office:value="1448" calcext:value-type="float">
            <text:p>1448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8690" calcext:value-type="float">
            <text:p>228690</text:p>
          </table:table-cell>
          <table:table-cell office:value-type="float" office:value="11" calcext:value-type="float">
            <text:p>11</text:p>
          </table:table-cell>
          <table:table-cell office:value-type="float" office:value="414" calcext:value-type="float">
            <text:p>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896" calcext:value-type="float">
            <text:p>224896</text:p>
          </table:table-cell>
          <table:table-cell office:value-type="float" office:value="1127" calcext:value-type="float">
            <text:p>1127</text:p>
          </table:table-cell>
          <table:table-cell office:value-type="float" office:value="2242" calcext:value-type="float">
            <text:p>2242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365" calcext:value-type="float">
            <text:p>225365</text:p>
          </table:table-cell>
          <table:table-cell office:value-type="float" office:value="437" calcext:value-type="float">
            <text:p>437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305" calcext:value-type="float">
            <text:p>222305</text:p>
          </table:table-cell>
          <table:table-cell office:value-type="float" office:value="749" calcext:value-type="float">
            <text:p>749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0176" calcext:value-type="float">
            <text:p>230176</text:p>
          </table:table-cell>
          <table:table-cell office:value-type="float" office:value="14" calcext:value-type="float">
            <text:p>14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386" calcext:value-type="float">
            <text:p>227386</text:p>
          </table:table-cell>
          <table:table-cell office:value-type="float" office:value="402" calcext:value-type="float">
            <text:p>402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9199" calcext:value-type="float">
            <text:p>229199</text:p>
          </table:table-cell>
          <table:table-cell office:value-type="float" office:value="486" calcext:value-type="float">
            <text:p>486</text:p>
          </table:table-cell>
          <table:table-cell office:value-type="float" office:value="442" calcext:value-type="float">
            <text:p>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073" calcext:value-type="float">
            <text:p>226073</text:p>
          </table:table-cell>
          <table:table-cell office:value-type="float" office:value="388" calcext:value-type="float">
            <text:p>388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5114" calcext:value-type="float">
            <text:p>225114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699" calcext:value-type="float">
            <text:p>223699</text:p>
          </table:table-cell>
          <table:table-cell office:value-type="float" office:value="381" calcext:value-type="float">
            <text:p>381</text:p>
          </table:table-cell>
          <table:table-cell office:value-type="float" office:value="876" calcext:value-type="float">
            <text:p>87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7256" calcext:value-type="float">
            <text:p>227256</text:p>
          </table:table-cell>
          <table:table-cell office:value-type="float" office:value="11" calcext:value-type="float">
            <text:p>11</text:p>
          </table:table-cell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025" calcext:value-type="float">
            <text:p>226025</text:p>
          </table:table-cell>
          <table:table-cell office:value-type="float" office:value="351" calcext:value-type="float">
            <text:p>35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7305" calcext:value-type="float">
            <text:p>227305</text:p>
          </table:table-cell>
          <table:table-cell office:value-type="float" office:value="437" calcext:value-type="float">
            <text:p>437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357" calcext:value-type="float">
            <text:p>226357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9099" calcext:value-type="float">
            <text:p>229099</text:p>
          </table:table-cell>
          <table:table-cell office:value-type="float" office:value="483" calcext:value-type="float">
            <text:p>483</text:p>
          </table:table-cell>
          <table:table-cell office:value-type="float" office:value="455" calcext:value-type="float">
            <text:p>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827" calcext:value-type="float">
            <text:p>227827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0164" calcext:value-type="float">
            <text:p>230164</text:p>
          </table:table-cell>
          <table:table-cell office:value-type="float" office:value="388" calcext:value-type="float">
            <text:p>388</text:p>
          </table:table-cell>
          <table:table-cell office:value-type="float" office:value="408" calcext:value-type="float">
            <text:p>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960" calcext:value-type="float">
            <text:p>22896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8726" calcext:value-type="float">
            <text:p>228726</text:p>
          </table:table-cell>
          <table:table-cell office:value-type="float" office:value="490" calcext:value-type="float">
            <text:p>490</text:p>
          </table:table-cell>
          <table:table-cell office:value-type="float" office:value="392" calcext:value-type="float">
            <text:p>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465" calcext:value-type="float">
            <text:p>227465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7730" calcext:value-type="float">
            <text:p>227730</text:p>
          </table:table-cell>
          <table:table-cell office:value-type="float" office:value="437" calcext:value-type="float">
            <text:p>437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500" calcext:value-type="float">
            <text:p>226500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9269" calcext:value-type="float">
            <text:p>229269</text:p>
          </table:table-cell>
          <table:table-cell office:value-type="float" office:value="11" calcext:value-type="float">
            <text:p>11</text:p>
          </table:table-cell>
          <table:table-cell office:value-type="float" office:value="458" calcext:value-type="float">
            <text:p>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394" calcext:value-type="float">
            <text:p>228394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8998" calcext:value-type="float">
            <text:p>228998</text:p>
          </table:table-cell>
          <table:table-cell office:value-type="float" office:value="11" calcext:value-type="float">
            <text:p>11</text:p>
          </table:table-cell>
          <table:table-cell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515" calcext:value-type="float">
            <text:p>2285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8628" calcext:value-type="float">
            <text:p>228628</text:p>
          </table:table-cell>
          <table:table-cell office:value-type="float" office:value="136" calcext:value-type="float">
            <text:p>136</text:p>
          </table:table-cell>
          <table:table-cell office:value-type="float" office:value="441" calcext:value-type="float">
            <text:p>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051" calcext:value-type="float">
            <text:p>2280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8691" calcext:value-type="float">
            <text:p>228691</text:p>
          </table:table-cell>
          <table:table-cell office:value-type="float" office:value="11" calcext:value-type="float">
            <text:p>11</text:p>
          </table:table-cell>
          <table:table-cell office:value-type="float" office:value="446" calcext:value-type="float">
            <text:p>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234" calcext:value-type="float">
            <text:p>2282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7821" calcext:value-type="float">
            <text:p>227821</text:p>
          </table:table-cell>
          <table:table-cell office:value-type="float" office:value="11" calcext:value-type="float">
            <text:p>11</text:p>
          </table:table-cell>
          <table:table-cell office:value-type="float" office:value="439" calcext:value-type="float">
            <text:p>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371" calcext:value-type="float">
            <text:p>2273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906" calcext:value-type="float">
            <text:p>229906</text:p>
          </table:table-cell>
          <table:table-cell office:value-type="float" office:value="11" calcext:value-type="float">
            <text:p>11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426" calcext:value-type="float">
            <text:p>2294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9731" calcext:value-type="float">
            <text:p>229731</text:p>
          </table:table-cell>
          <table:table-cell office:value-type="float" office:value="455" calcext:value-type="float">
            <text:p>455</text:p>
          </table:table-cell>
          <table:table-cell office:value-type="float" office:value="474" calcext:value-type="float">
            <text:p>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802" calcext:value-type="float">
            <text:p>2288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9920" calcext:value-type="float">
            <text:p>229920</text:p>
          </table:table-cell>
          <table:table-cell office:value-type="float" office:value="465" calcext:value-type="float">
            <text:p>465</text:p>
          </table:table-cell>
          <table:table-cell office:value-type="float" office:value="828" calcext:value-type="float">
            <text:p>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627" calcext:value-type="float">
            <text:p>2286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6939" calcext:value-type="float">
            <text:p>226939</text:p>
          </table:table-cell>
          <table:table-cell office:value-type="float" office:value="11" calcext:value-type="float">
            <text:p>11</text:p>
          </table:table-cell>
          <table:table-cell office:value-type="float" office:value="936" calcext:value-type="float">
            <text:p>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992" calcext:value-type="float">
            <text:p>225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7953" calcext:value-type="float">
            <text:p>227953</text:p>
          </table:table-cell>
          <table:table-cell office:value-type="float" office:value="485" calcext:value-type="float">
            <text:p>485</text:p>
          </table:table-cell>
          <table:table-cell office:value-type="float" office:value="883" calcext:value-type="float">
            <text:p>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585" calcext:value-type="float">
            <text:p>2265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5784" calcext:value-type="float">
            <text:p>225784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220" calcext:value-type="float">
            <text:p>2252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7189" calcext:value-type="float">
            <text:p>227189</text:p>
          </table:table-cell>
          <table:table-cell office:value-type="float" office:value="20" calcext:value-type="float">
            <text:p>20</text:p>
          </table:table-cell>
          <table:table-cell office:value-type="float" office:value="399" calcext:value-type="float">
            <text:p>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770" calcext:value-type="float">
            <text:p>2267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1557" calcext:value-type="float">
            <text:p>231557</text:p>
          </table:table-cell>
          <table:table-cell office:value-type="float" office:value="462" calcext:value-type="float">
            <text:p>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095" calcext:value-type="float">
            <text:p>2310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8388" calcext:value-type="float">
            <text:p>228388</text:p>
          </table:table-cell>
          <table:table-cell office:value-type="float" office:value="487" calcext:value-type="float">
            <text:p>4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01" calcext:value-type="float">
            <text:p>2279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9991" calcext:value-type="float">
            <text:p>229991</text:p>
          </table:table-cell>
          <table:table-cell office:value-type="float" office:value="916" calcext:value-type="float">
            <text:p>9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075" calcext:value-type="float">
            <text:p>2290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6936" calcext:value-type="float">
            <text:p>226936</text:p>
          </table:table-cell>
          <table:table-cell office:value-type="float" office:value="518" calcext:value-type="float">
            <text:p>5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418" calcext:value-type="float">
            <text:p>2264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7618" calcext:value-type="float">
            <text:p>227618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628" calcext:value-type="float">
            <text:p>2266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6867" calcext:value-type="float">
            <text:p>226867</text:p>
          </table:table-cell>
          <table:table-cell office:value-type="float" office:value="812" calcext:value-type="float">
            <text:p>8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055" calcext:value-type="float">
            <text:p>2260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8375" calcext:value-type="float">
            <text:p>228375</text:p>
          </table:table-cell>
          <table:table-cell office:value-type="float" office:value="843" calcext:value-type="float">
            <text:p>8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32" calcext:value-type="float">
            <text:p>2275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8507" calcext:value-type="float">
            <text:p>228507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05" calcext:value-type="float">
            <text:p>2281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0119" calcext:value-type="float">
            <text:p>23011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099" calcext:value-type="float">
            <text:p>230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9473" calcext:value-type="float">
            <text:p>229473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73" calcext:value-type="float">
            <text:p>2289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9435" calcext:value-type="float">
            <text:p>229435</text:p>
          </table:table-cell>
          <table:table-cell office:value-type="float" office:value="801" calcext:value-type="float">
            <text:p>8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34" calcext:value-type="float">
            <text:p>2286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9233" calcext:value-type="float">
            <text:p>229233</text:p>
          </table:table-cell>
          <table:table-cell office:value-type="float" office:value="454" calcext:value-type="float">
            <text:p>4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779" calcext:value-type="float">
            <text:p>2287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8320" calcext:value-type="float">
            <text:p>228320</text:p>
          </table:table-cell>
          <table:table-cell office:value-type="float" office:value="867" calcext:value-type="float">
            <text:p>8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53" calcext:value-type="float">
            <text:p>2274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6839" calcext:value-type="float">
            <text:p>226839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335" calcext:value-type="float">
            <text:p>2263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6742" calcext:value-type="float">
            <text:p>226742</text:p>
          </table:table-cell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336" calcext:value-type="float">
            <text:p>2263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50" calcext:value-type="float">
            <text:p>230350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846" calcext:value-type="float">
            <text:p>2298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7959" calcext:value-type="float">
            <text:p>227959</text:p>
          </table:table-cell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51" calcext:value-type="float">
            <text:p>2274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9202" calcext:value-type="float">
            <text:p>229202</text:p>
          </table:table-cell>
          <table:table-cell office:value-type="float" office:value="426" calcext:value-type="float">
            <text:p>4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776" calcext:value-type="float">
            <text:p>2287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8952" calcext:value-type="float">
            <text:p>22895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41" calcext:value-type="float">
            <text:p>2289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9417" calcext:value-type="float">
            <text:p>22941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406" calcext:value-type="float">
            <text:p>2294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8858" calcext:value-type="float">
            <text:p>22885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47" calcext:value-type="float">
            <text:p>2288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7199" calcext:value-type="float">
            <text:p>22719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79" calcext:value-type="float">
            <text:p>2271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6637" calcext:value-type="float">
            <text:p>22663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626" calcext:value-type="float">
            <text:p>2266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9392" calcext:value-type="float">
            <text:p>22939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381" calcext:value-type="float">
            <text:p>2293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6621" calcext:value-type="float">
            <text:p>22662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601" calcext:value-type="float">
            <text:p>2266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7283" calcext:value-type="float">
            <text:p>22728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69" calcext:value-type="float">
            <text:p>2272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0169" calcext:value-type="float">
            <text:p>230169</text:p>
          </table:table-cell>
          <table:table-cell office:value-type="float" office:value="482" calcext:value-type="float">
            <text:p>4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687" calcext:value-type="float">
            <text:p>2296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8440" calcext:value-type="float">
            <text:p>228440</text:p>
          </table:table-cell>
          <table:table-cell office:value-type="float" office:value="892" calcext:value-type="float">
            <text:p>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48" calcext:value-type="float">
            <text:p>2275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6669" calcext:value-type="float">
            <text:p>226669</text:p>
          </table:table-cell>
          <table:table-cell office:value-type="float" office:value="888" calcext:value-type="float">
            <text:p>8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781" calcext:value-type="float">
            <text:p>2257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7890" calcext:value-type="float">
            <text:p>227890</text:p>
          </table:table-cell>
          <table:table-cell office:value-type="float" office:value="1425" calcext:value-type="float">
            <text:p>14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465" calcext:value-type="float">
            <text:p>226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9071" calcext:value-type="float">
            <text:p>229071</text:p>
          </table:table-cell>
          <table:table-cell office:value-type="float" office:value="1744" calcext:value-type="float">
            <text:p>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27" calcext:value-type="float">
            <text:p>227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9634" calcext:value-type="float">
            <text:p>229634</text:p>
          </table:table-cell>
          <table:table-cell office:value-type="float" office:value="1795" calcext:value-type="float">
            <text:p>17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839" calcext:value-type="float">
            <text:p>2278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7126" calcext:value-type="float">
            <text:p>227126</text:p>
          </table:table-cell>
          <table:table-cell office:value-type="float" office:value="1416" calcext:value-type="float">
            <text:p>1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710" calcext:value-type="float">
            <text:p>2257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0174" calcext:value-type="float">
            <text:p>230174</text:p>
          </table:table-cell>
          <table:table-cell office:value-type="float" office:value="1472" calcext:value-type="float">
            <text:p>14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702" calcext:value-type="float">
            <text:p>2287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5872" calcext:value-type="float">
            <text:p>225872</text:p>
          </table:table-cell>
          <table:table-cell office:value-type="float" office:value="997" calcext:value-type="float">
            <text:p>9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4875" calcext:value-type="float">
            <text:p>2248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8273" calcext:value-type="float">
            <text:p>228273</text:p>
          </table:table-cell>
          <table:table-cell office:value-type="float" office:value="885" calcext:value-type="float">
            <text:p>8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88" calcext:value-type="float">
            <text:p>227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8520" calcext:value-type="float">
            <text:p>228520</text:p>
          </table:table-cell>
          <table:table-cell office:value-type="float" office:value="781" calcext:value-type="float">
            <text:p>7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739" calcext:value-type="float">
            <text:p>2277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6964" calcext:value-type="float">
            <text:p>226964</text:p>
          </table:table-cell>
          <table:table-cell office:value-type="float" office:value="419" calcext:value-type="float">
            <text:p>4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545" calcext:value-type="float">
            <text:p>2265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30609" calcext:value-type="float">
            <text:p>230609</text:p>
          </table:table-cell>
          <table:table-cell office:value-type="float" office:value="408" calcext:value-type="float">
            <text:p>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201" calcext:value-type="float">
            <text:p>230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9068" calcext:value-type="float">
            <text:p>229068</text:p>
          </table:table-cell>
          <table:table-cell office:value-type="float" office:value="420" calcext:value-type="float">
            <text:p>4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48" calcext:value-type="float">
            <text:p>2286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8193" calcext:value-type="float">
            <text:p>22819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82" calcext:value-type="float">
            <text:p>2281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0189" calcext:value-type="float">
            <text:p>230189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787" calcext:value-type="float">
            <text:p>2297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9551" calcext:value-type="float">
            <text:p>22955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540" calcext:value-type="float">
            <text:p>2295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8853" calcext:value-type="float">
            <text:p>228853</text:p>
          </table:table-cell>
          <table:table-cell office:value-type="float" office:value="430" calcext:value-type="float">
            <text:p>4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423" calcext:value-type="float">
            <text:p>2284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0714" calcext:value-type="float">
            <text:p>230714</text:p>
          </table:table-cell>
          <table:table-cell office:value-type="float" office:value="420" calcext:value-type="float">
            <text:p>4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294" calcext:value-type="float">
            <text:p>2302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8830" calcext:value-type="float">
            <text:p>22883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19" calcext:value-type="float">
            <text:p>2288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6475" calcext:value-type="float">
            <text:p>226475</text:p>
          </table:table-cell>
          <table:table-cell office:value-type="float" office:value="465" calcext:value-type="float">
            <text:p>4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010" calcext:value-type="float">
            <text:p>2260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7834" calcext:value-type="float">
            <text:p>227834</text:p>
          </table:table-cell>
          <table:table-cell office:value-type="float" office:value="537" calcext:value-type="float">
            <text:p>5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97" calcext:value-type="float">
            <text:p>2272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6913" calcext:value-type="float">
            <text:p>226913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409" calcext:value-type="float">
            <text:p>2264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0230" calcext:value-type="float">
            <text:p>230230</text:p>
          </table:table-cell>
          <table:table-cell office:value-type="float" office:value="864" calcext:value-type="float">
            <text:p>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366" calcext:value-type="float">
            <text:p>2293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8470" calcext:value-type="float">
            <text:p>228470</text:p>
          </table:table-cell>
          <table:table-cell office:value-type="float" office:value="571" calcext:value-type="float">
            <text:p>5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899" calcext:value-type="float">
            <text:p>2278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9661" calcext:value-type="float">
            <text:p>229661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157" calcext:value-type="float">
            <text:p>2291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8156" calcext:value-type="float">
            <text:p>228156</text:p>
          </table:table-cell>
          <table:table-cell office:value-type="float" office:value="473" calcext:value-type="float">
            <text:p>4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83" calcext:value-type="float">
            <text:p>2276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8142" calcext:value-type="float">
            <text:p>228142</text:p>
          </table:table-cell>
          <table:table-cell office:value-type="float" office:value="611" calcext:value-type="float">
            <text:p>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31" calcext:value-type="float">
            <text:p>2275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8169" calcext:value-type="float">
            <text:p>228169</text:p>
          </table:table-cell>
          <table:table-cell office:value-type="float" office:value="824" calcext:value-type="float">
            <text:p>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45" calcext:value-type="float">
            <text:p>2273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9322" calcext:value-type="float">
            <text:p>229322</text:p>
          </table:table-cell>
          <table:table-cell office:value-type="float" office:value="815" calcext:value-type="float">
            <text:p>8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507" calcext:value-type="float">
            <text:p>2285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7040" calcext:value-type="float">
            <text:p>227040</text:p>
          </table:table-cell>
          <table:table-cell office:value-type="float" office:value="403" calcext:value-type="float">
            <text:p>4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637" calcext:value-type="float">
            <text:p>2266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7572" calcext:value-type="float">
            <text:p>227572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56" calcext:value-type="float">
            <text:p>2271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8434" calcext:value-type="float">
            <text:p>228434</text:p>
          </table:table-cell>
          <table:table-cell office:value-type="float" office:value="399" calcext:value-type="float">
            <text:p>3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035" calcext:value-type="float">
            <text:p>228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8377" calcext:value-type="float">
            <text:p>228377</text:p>
          </table:table-cell>
          <table:table-cell office:value-type="float" office:value="458" calcext:value-type="float">
            <text:p>4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19" calcext:value-type="float">
            <text:p>2279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0753" calcext:value-type="float">
            <text:p>230753</text:p>
          </table:table-cell>
          <table:table-cell office:value-type="float" office:value="476" calcext:value-type="float">
            <text:p>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277" calcext:value-type="float">
            <text:p>2302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9206" calcext:value-type="float">
            <text:p>229206</text:p>
          </table:table-cell>
          <table:table-cell office:value-type="float" office:value="894" calcext:value-type="float">
            <text:p>8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12" calcext:value-type="float">
            <text:p>2283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9776" calcext:value-type="float">
            <text:p>229776</text:p>
          </table:table-cell>
          <table:table-cell office:value-type="float" office:value="878" calcext:value-type="float">
            <text:p>8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98" calcext:value-type="float">
            <text:p>2288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8082" calcext:value-type="float">
            <text:p>228082</text:p>
          </table:table-cell>
          <table:table-cell office:value-type="float" office:value="863" calcext:value-type="float">
            <text:p>8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19" calcext:value-type="float">
            <text:p>2272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7609" calcext:value-type="float">
            <text:p>227609</text:p>
          </table:table-cell>
          <table:table-cell office:value-type="float" office:value="497" calcext:value-type="float">
            <text:p>4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12" calcext:value-type="float">
            <text:p>2271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7438" calcext:value-type="float">
            <text:p>227438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969" calcext:value-type="float">
            <text:p>2269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6728" calcext:value-type="float">
            <text:p>226728</text:p>
          </table:table-cell>
          <table:table-cell office:value-type="float" office:value="462" calcext:value-type="float">
            <text:p>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266" calcext:value-type="float">
            <text:p>2262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5958" calcext:value-type="float">
            <text:p>225958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936" calcext:value-type="float">
            <text:p>2259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7435" calcext:value-type="float">
            <text:p>227435</text:p>
          </table:table-cell>
          <table:table-cell office:value-type="float" office:value="423" calcext:value-type="float">
            <text:p>4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12" calcext:value-type="float">
            <text:p>227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8466" calcext:value-type="float">
            <text:p>228466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050" calcext:value-type="float">
            <text:p>2280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8350" calcext:value-type="float">
            <text:p>22835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30" calcext:value-type="float">
            <text:p>2283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30058" calcext:value-type="float">
            <text:p>230058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044" calcext:value-type="float">
            <text:p>2300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8932" calcext:value-type="float">
            <text:p>22893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21" calcext:value-type="float">
            <text:p>2289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9992" calcext:value-type="float">
            <text:p>229992</text:p>
          </table:table-cell>
          <table:table-cell office:value-type="float" office:value="455" calcext:value-type="float">
            <text:p>4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537" calcext:value-type="float">
            <text:p>2295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6081" calcext:value-type="float">
            <text:p>22608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059" calcext:value-type="float">
            <text:p>2260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7417" calcext:value-type="float">
            <text:p>227417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97" calcext:value-type="float">
            <text:p>2273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7454" calcext:value-type="float">
            <text:p>227454</text:p>
          </table:table-cell>
          <table:table-cell office:value-type="float" office:value="395" calcext:value-type="float">
            <text:p>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59" calcext:value-type="float">
            <text:p>2270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7264" calcext:value-type="float">
            <text:p>227264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01" calcext:value-type="float">
            <text:p>2271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0504" calcext:value-type="float">
            <text:p>230504</text:p>
          </table:table-cell>
          <table:table-cell office:value-type="float" office:value="430" calcext:value-type="float">
            <text:p>4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074" calcext:value-type="float">
            <text:p>2300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8315" calcext:value-type="float">
            <text:p>228315</text:p>
          </table:table-cell>
          <table:table-cell office:value-type="float" office:value="395" calcext:value-type="float">
            <text:p>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20" calcext:value-type="float">
            <text:p>2279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9343" calcext:value-type="float">
            <text:p>229343</text:p>
          </table:table-cell>
          <table:table-cell office:value-type="float" office:value="437" calcext:value-type="float">
            <text:p>4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06" calcext:value-type="float">
            <text:p>2289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6631" calcext:value-type="float">
            <text:p>22663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620" calcext:value-type="float">
            <text:p>2266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0217" calcext:value-type="float">
            <text:p>230217</text:p>
          </table:table-cell>
          <table:table-cell office:value-type="float" office:value="434" calcext:value-type="float">
            <text:p>4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783" calcext:value-type="float">
            <text:p>2297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9242" calcext:value-type="float">
            <text:p>22924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231" calcext:value-type="float">
            <text:p>2292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8858" calcext:value-type="float">
            <text:p>228858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456" calcext:value-type="float">
            <text:p>228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8405" calcext:value-type="float">
            <text:p>228405</text:p>
          </table:table-cell>
          <table:table-cell office:value-type="float" office:value="413" calcext:value-type="float">
            <text:p>4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92" calcext:value-type="float">
            <text:p>227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9639" calcext:value-type="float">
            <text:p>229639</text:p>
          </table:table-cell>
          <table:table-cell office:value-type="float" office:value="481" calcext:value-type="float">
            <text:p>4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158" calcext:value-type="float">
            <text:p>229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7385" calcext:value-type="float">
            <text:p>227385</text:p>
          </table:table-cell>
          <table:table-cell office:value-type="float" office:value="574" calcext:value-type="float">
            <text:p>5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811" calcext:value-type="float">
            <text:p>2268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8305" calcext:value-type="float">
            <text:p>228305</text:p>
          </table:table-cell>
          <table:table-cell office:value-type="float" office:value="909" calcext:value-type="float">
            <text:p>9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96" calcext:value-type="float">
            <text:p>2273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9653" calcext:value-type="float">
            <text:p>229653</text:p>
          </table:table-cell>
          <table:table-cell office:value-type="float" office:value="959" calcext:value-type="float">
            <text:p>9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94" calcext:value-type="float">
            <text:p>2286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7788" calcext:value-type="float">
            <text:p>227788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14" calcext:value-type="float">
            <text:p>2276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7856" calcext:value-type="float">
            <text:p>227856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52" calcext:value-type="float">
            <text:p>2273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7161" calcext:value-type="float">
            <text:p>227161</text:p>
          </table:table-cell>
          <table:table-cell office:value-type="float" office:value="946" calcext:value-type="float">
            <text:p>9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215" calcext:value-type="float">
            <text:p>2262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7973" calcext:value-type="float">
            <text:p>227973</text:p>
          </table:table-cell>
          <table:table-cell office:value-type="float" office:value="947" calcext:value-type="float">
            <text:p>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26" calcext:value-type="float">
            <text:p>227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6618" calcext:value-type="float">
            <text:p>226618</text:p>
          </table:table-cell>
          <table:table-cell office:value-type="float" office:value="442" calcext:value-type="float">
            <text:p>4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176" calcext:value-type="float">
            <text:p>226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9463" calcext:value-type="float">
            <text:p>22946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452" calcext:value-type="float">
            <text:p>2294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5981" calcext:value-type="float">
            <text:p>22598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970" calcext:value-type="float">
            <text:p>2259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7621" calcext:value-type="float">
            <text:p>22762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07" calcext:value-type="float">
            <text:p>2276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8929" calcext:value-type="float">
            <text:p>228929</text:p>
          </table:table-cell>
          <table:table-cell office:value-type="float" office:value="429" calcext:value-type="float">
            <text:p>4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500" calcext:value-type="float">
            <text:p>228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30083" calcext:value-type="float">
            <text:p>230083</text:p>
          </table:table-cell>
          <table:table-cell office:value-type="float" office:value="468" calcext:value-type="float">
            <text:p>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615" calcext:value-type="float">
            <text:p>2296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8627" calcext:value-type="float">
            <text:p>228627</text:p>
          </table:table-cell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19" calcext:value-type="float">
            <text:p>2281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9059" calcext:value-type="float">
            <text:p>229059</text:p>
          </table:table-cell>
          <table:table-cell office:value-type="float" office:value="930" calcext:value-type="float">
            <text:p>9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29" calcext:value-type="float">
            <text:p>228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6356" calcext:value-type="float">
            <text:p>226356</text:p>
          </table:table-cell>
          <table:table-cell office:value-type="float" office:value="840" calcext:value-type="float">
            <text:p>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516" calcext:value-type="float">
            <text:p>2255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8738" calcext:value-type="float">
            <text:p>228738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36" calcext:value-type="float">
            <text:p>2283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8572" calcext:value-type="float">
            <text:p>22857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552" calcext:value-type="float">
            <text:p>2285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9703" calcext:value-type="float">
            <text:p>22970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692" calcext:value-type="float">
            <text:p>2296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6419" calcext:value-type="float">
            <text:p>22641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408" calcext:value-type="float">
            <text:p>226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7421" calcext:value-type="float">
            <text:p>22742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01" calcext:value-type="float">
            <text:p>2274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8497" calcext:value-type="float">
            <text:p>228497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49" calcext:value-type="float">
            <text:p>2283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8152" calcext:value-type="float">
            <text:p>228152</text:p>
          </table:table-cell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746" calcext:value-type="float">
            <text:p>2277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8245" calcext:value-type="float">
            <text:p>22824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34" calcext:value-type="float">
            <text:p>2282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28252" calcext:value-type="float">
            <text:p>22825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41" calcext:value-type="float">
            <text:p>2282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30299" calcext:value-type="float">
            <text:p>230299</text:p>
          </table:table-cell>
          <table:table-cell office:value-type="float" office:value="429" calcext:value-type="float">
            <text:p>4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870" calcext:value-type="float">
            <text:p>2298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8612" calcext:value-type="float">
            <text:p>228612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464" calcext:value-type="float">
            <text:p>2284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8270" calcext:value-type="float">
            <text:p>22827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59" calcext:value-type="float">
            <text:p>2282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29380" calcext:value-type="float">
            <text:p>22938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360" calcext:value-type="float">
            <text:p>229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30370" calcext:value-type="float">
            <text:p>230370</text:p>
          </table:table-cell>
          <table:table-cell office:value-type="float" office:value="474" calcext:value-type="float">
            <text:p>4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896" calcext:value-type="float">
            <text:p>2298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7661" calcext:value-type="float">
            <text:p>22766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39" calcext:value-type="float">
            <text:p>2276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30284" calcext:value-type="float">
            <text:p>230284</text:p>
          </table:table-cell>
          <table:table-cell office:value-type="float" office:value="479" calcext:value-type="float">
            <text:p>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805" calcext:value-type="float">
            <text:p>2298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7871" calcext:value-type="float">
            <text:p>227871</text:p>
          </table:table-cell>
          <table:table-cell office:value-type="float" office:value="468" calcext:value-type="float">
            <text:p>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03" calcext:value-type="float">
            <text:p>2274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8565" calcext:value-type="float">
            <text:p>228565</text:p>
          </table:table-cell>
          <table:table-cell office:value-type="float" office:value="420" calcext:value-type="float">
            <text:p>4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45" calcext:value-type="float">
            <text:p>2281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6367" calcext:value-type="float">
            <text:p>22636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356" calcext:value-type="float">
            <text:p>226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8254" calcext:value-type="float">
            <text:p>22825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43" calcext:value-type="float">
            <text:p>2282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0118" calcext:value-type="float">
            <text:p>230118</text:p>
          </table:table-cell>
          <table:table-cell office:value-type="float" office:value="465" calcext:value-type="float">
            <text:p>4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653" calcext:value-type="float">
            <text:p>2296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28412" calcext:value-type="float">
            <text:p>228412</text:p>
          </table:table-cell>
          <table:table-cell office:value-type="float" office:value="825" calcext:value-type="float">
            <text:p>8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87" calcext:value-type="float">
            <text:p>2275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8211" calcext:value-type="float">
            <text:p>228211</text:p>
          </table:table-cell>
          <table:table-cell office:value-type="float" office:value="494" calcext:value-type="float">
            <text:p>4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717" calcext:value-type="float">
            <text:p>2277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8485" calcext:value-type="float">
            <text:p>22848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463" calcext:value-type="float">
            <text:p>2284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8679" calcext:value-type="float">
            <text:p>228679</text:p>
          </table:table-cell>
          <table:table-cell office:value-type="float" office:value="432" calcext:value-type="float">
            <text:p>4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47" calcext:value-type="float">
            <text:p>2282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5770" calcext:value-type="float">
            <text:p>22577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759" calcext:value-type="float">
            <text:p>2257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9836" calcext:value-type="float">
            <text:p>22983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822" calcext:value-type="float">
            <text:p>2298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8550" calcext:value-type="float">
            <text:p>228550</text:p>
          </table:table-cell>
          <table:table-cell office:value-type="float" office:value="399" calcext:value-type="float">
            <text:p>3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51" calcext:value-type="float">
            <text:p>2281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29730" calcext:value-type="float">
            <text:p>229730</text:p>
          </table:table-cell>
          <table:table-cell office:value-type="float" office:value="475" calcext:value-type="float">
            <text:p>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255" calcext:value-type="float">
            <text:p>229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8275" calcext:value-type="float">
            <text:p>228275</text:p>
          </table:table-cell>
          <table:table-cell office:value-type="float" office:value="845" calcext:value-type="float">
            <text:p>8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30" calcext:value-type="float">
            <text:p>2274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9016" calcext:value-type="float">
            <text:p>229016</text:p>
          </table:table-cell>
          <table:table-cell office:value-type="float" office:value="455" calcext:value-type="float">
            <text:p>4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561" calcext:value-type="float">
            <text:p>2285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8384" calcext:value-type="float">
            <text:p>228384</text:p>
          </table:table-cell>
          <table:table-cell office:value-type="float" office:value="820" calcext:value-type="float">
            <text:p>8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64" calcext:value-type="float">
            <text:p>2275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9126" calcext:value-type="float">
            <text:p>229126</text:p>
          </table:table-cell>
          <table:table-cell office:value-type="float" office:value="459" calcext:value-type="float">
            <text:p>4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67" calcext:value-type="float">
            <text:p>2286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8744" calcext:value-type="float">
            <text:p>228744</text:p>
          </table:table-cell>
          <table:table-cell office:value-type="float" office:value="396" calcext:value-type="float">
            <text:p>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48" calcext:value-type="float">
            <text:p>2283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6348" calcext:value-type="float">
            <text:p>22634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337" calcext:value-type="float">
            <text:p>2263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8724" calcext:value-type="float">
            <text:p>228724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55" calcext:value-type="float">
            <text:p>228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27503" calcext:value-type="float">
            <text:p>227503</text:p>
          </table:table-cell>
          <table:table-cell office:value-type="float" office:value="430" calcext:value-type="float">
            <text:p>4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73" calcext:value-type="float">
            <text:p>2270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7031" calcext:value-type="float">
            <text:p>22703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20" calcext:value-type="float">
            <text:p>2270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9214" calcext:value-type="float">
            <text:p>229214</text:p>
          </table:table-cell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08" calcext:value-type="float">
            <text:p>2288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0159" calcext:value-type="float">
            <text:p>230159</text:p>
          </table:table-cell>
          <table:table-cell office:value-type="float" office:value="465" calcext:value-type="float">
            <text:p>4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694" calcext:value-type="float">
            <text:p>2296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9278" calcext:value-type="float">
            <text:p>229278</text:p>
          </table:table-cell>
          <table:table-cell office:value-type="float" office:value="445" calcext:value-type="float">
            <text:p>4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33" calcext:value-type="float">
            <text:p>2288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9211" calcext:value-type="float">
            <text:p>229211</text:p>
          </table:table-cell>
          <table:table-cell office:value-type="float" office:value="493" calcext:value-type="float">
            <text:p>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718" calcext:value-type="float">
            <text:p>2287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7704" calcext:value-type="float">
            <text:p>227704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56" calcext:value-type="float">
            <text:p>2272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9139" calcext:value-type="float">
            <text:p>229139</text:p>
          </table:table-cell>
          <table:table-cell office:value-type="float" office:value="443" calcext:value-type="float">
            <text:p>4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96" calcext:value-type="float">
            <text:p>2286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7645" calcext:value-type="float">
            <text:p>227645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19" calcext:value-type="float">
            <text:p>2275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7129" calcext:value-type="float">
            <text:p>22712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18" calcext:value-type="float">
            <text:p>2271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9409" calcext:value-type="float">
            <text:p>229409</text:p>
          </table:table-cell>
          <table:table-cell office:value-type="float" office:value="458" calcext:value-type="float">
            <text:p>4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51" calcext:value-type="float">
            <text:p>228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7457" calcext:value-type="float">
            <text:p>227457</text:p>
          </table:table-cell>
          <table:table-cell office:value-type="float" office:value="412" calcext:value-type="float">
            <text:p>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45" calcext:value-type="float">
            <text:p>227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9075" calcext:value-type="float">
            <text:p>229075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59" calcext:value-type="float">
            <text:p>228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7312" calcext:value-type="float">
            <text:p>227312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80" calcext:value-type="float">
            <text:p>2271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8207" calcext:value-type="float">
            <text:p>22820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96" calcext:value-type="float">
            <text:p>2281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7601" calcext:value-type="float">
            <text:p>227601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73" calcext:value-type="float">
            <text:p>2274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8811" calcext:value-type="float">
            <text:p>228811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79" calcext:value-type="float">
            <text:p>2286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9480" calcext:value-type="float">
            <text:p>22948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011" calcext:value-type="float">
            <text:p>229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8072" calcext:value-type="float">
            <text:p>228072</text:p>
          </table:table-cell>
          <table:table-cell office:value-type="float" office:value="843" calcext:value-type="float">
            <text:p>8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29" calcext:value-type="float">
            <text:p>2272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9574" calcext:value-type="float">
            <text:p>229574</text:p>
          </table:table-cell>
          <table:table-cell office:value-type="float" office:value="832" calcext:value-type="float">
            <text:p>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742" calcext:value-type="float">
            <text:p>2287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7419" calcext:value-type="float">
            <text:p>227419</text:p>
          </table:table-cell>
          <table:table-cell office:value-type="float" office:value="503" calcext:value-type="float">
            <text:p>5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916" calcext:value-type="float">
            <text:p>2269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8504" calcext:value-type="float">
            <text:p>228504</text:p>
          </table:table-cell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96" calcext:value-type="float">
            <text:p>227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653" calcext:value-type="float">
            <text:p>227653</text:p>
          </table:table-cell>
          <table:table-cell office:value-type="float" office:value="403" calcext:value-type="float">
            <text:p>4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50" calcext:value-type="float">
            <text:p>2272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7089" calcext:value-type="float">
            <text:p>22708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78" calcext:value-type="float">
            <text:p>227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8567" calcext:value-type="float">
            <text:p>228567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51" calcext:value-type="float">
            <text:p>2281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8739" calcext:value-type="float">
            <text:p>228739</text:p>
          </table:table-cell>
          <table:table-cell office:value-type="float" office:value="426" calcext:value-type="float">
            <text:p>4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13" calcext:value-type="float">
            <text:p>2283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8124" calcext:value-type="float">
            <text:p>228124</text:p>
          </table:table-cell>
          <table:table-cell office:value-type="float" office:value="430" calcext:value-type="float">
            <text:p>4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94" calcext:value-type="float">
            <text:p>2276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0009" calcext:value-type="float">
            <text:p>23000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995" calcext:value-type="float">
            <text:p>2299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9324" calcext:value-type="float">
            <text:p>229324</text:p>
          </table:table-cell>
          <table:table-cell office:value-type="float" office:value="423" calcext:value-type="float">
            <text:p>4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01" calcext:value-type="float">
            <text:p>2289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7266" calcext:value-type="float">
            <text:p>22726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55" calcext:value-type="float">
            <text:p>227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29562" calcext:value-type="float">
            <text:p>22956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551" calcext:value-type="float">
            <text:p>2295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27332" calcext:value-type="float">
            <text:p>227332</text:p>
          </table:table-cell>
          <table:table-cell office:value-type="float" office:value="392" calcext:value-type="float">
            <text:p>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940" calcext:value-type="float">
            <text:p>2269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9722" calcext:value-type="float">
            <text:p>22972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711" calcext:value-type="float">
            <text:p>2297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8779" calcext:value-type="float">
            <text:p>228779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77" calcext:value-type="float">
            <text:p>2283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9509" calcext:value-type="float">
            <text:p>229509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005" calcext:value-type="float">
            <text:p>2290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28534" calcext:value-type="float">
            <text:p>228534</text:p>
          </table:table-cell>
          <table:table-cell office:value-type="float" office:value="964" calcext:value-type="float">
            <text:p>9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70" calcext:value-type="float">
            <text:p>2275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6204" calcext:value-type="float">
            <text:p>226204</text:p>
          </table:table-cell>
          <table:table-cell office:value-type="float" office:value="443" calcext:value-type="float">
            <text:p>4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761" calcext:value-type="float">
            <text:p>2257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29083" calcext:value-type="float">
            <text:p>22908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062" calcext:value-type="float">
            <text:p>229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0170" calcext:value-type="float">
            <text:p>23017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159" calcext:value-type="float">
            <text:p>2301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27648" calcext:value-type="float">
            <text:p>22764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37" calcext:value-type="float">
            <text:p>2276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8400" calcext:value-type="float">
            <text:p>228400</text:p>
          </table:table-cell>
          <table:table-cell office:value-type="float" office:value="392" calcext:value-type="float">
            <text:p>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008" calcext:value-type="float">
            <text:p>228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8887" calcext:value-type="float">
            <text:p>22888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76" calcext:value-type="float">
            <text:p>2288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6910" calcext:value-type="float">
            <text:p>2269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899" calcext:value-type="float">
            <text:p>2268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8004" calcext:value-type="float">
            <text:p>22800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93" calcext:value-type="float">
            <text:p>227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7758" calcext:value-type="float">
            <text:p>22775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747" calcext:value-type="float">
            <text:p>2277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8979" calcext:value-type="float">
            <text:p>228979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62" calcext:value-type="float">
            <text:p>2288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7419" calcext:value-type="float">
            <text:p>227419</text:p>
          </table:table-cell>
          <table:table-cell office:value-type="float" office:value="392" calcext:value-type="float">
            <text:p>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27" calcext:value-type="float">
            <text:p>227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9476" calcext:value-type="float">
            <text:p>22947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462" calcext:value-type="float">
            <text:p>2294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8208" calcext:value-type="float">
            <text:p>228208</text:p>
          </table:table-cell>
          <table:table-cell office:value-type="float" office:value="444" calcext:value-type="float">
            <text:p>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764" calcext:value-type="float">
            <text:p>2277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9420" calcext:value-type="float">
            <text:p>22942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409" calcext:value-type="float">
            <text:p>2294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7787" calcext:value-type="float">
            <text:p>227787</text:p>
          </table:table-cell>
          <table:table-cell office:value-type="float" office:value="446" calcext:value-type="float">
            <text:p>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41" calcext:value-type="float">
            <text:p>2273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512.76mm" svg:height="238.42mm" svg:x="0mm" svg:y="0mm">
            <draw:object draw:notify-on-update-of-ranges="'2021-02-19 Stats'.M1:'2021-02-19 Stats'.M1 '2021-02-19 Stats'.M2:'2021-02-19 Stats'.M65 '2021-02-19 Stats'.N1:'2021-02-19 Stats'.N1 '2021-02-19 Stats'.N2:'2021-02-19 Stats'.N65 '2021-02-19 Stats'.O1:'2021-02-19 Stats'.O1 '2021-02-19 Stats'.O2:'2021-02-19 Stats'.O65 '2021-02-19 Stats'.P1:'2021-02-19 Stats'.P1 '2021-02-19 Stats'.P2:'2021-02-19 Stats'.P65 '2021-02-19 Stats'.Q1:'2021-02-19 Stats'.Q1 '2021-02-19 Stats'.Q2:'2021-02-19 Stats'.Q65 '2021-02-19 Stats'.R1:'2021-02-19 Stats'.R1 '2021-02-19 Stats'.R2:'2021-02-19 Stats'.R65 '2021-02-19 Stats'.S1:'2021-02-19 Stats'.S1 '2021-02-19 Stats'.S2:'2021-02-19 Stats'.S65 '2021-02-19 Stats'.T1:'2021-02-19 Stats'.T1 '2021-02-19 Stats'.T2:'2021-02-19 Stats'.T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9T21:05:08.211000000</dc:date>
    <meta:editing-duration>PT9M22S</meta:editing-duration>
    <meta:editing-cycles>1</meta:editing-cycles>
    <meta:document-statistic meta:table-count="2" meta:cell-count="4902" meta:object-count="1"/>
    <meta:generator>LibreOffice/6.1.4.2$Windows_X86_64 LibreOffice_project/9d0f32d1f0b509096fd65e0d4bec26ddd1938fd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fo:font-weight="bold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12" chart:interval-major="6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58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6200c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b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7c7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2e4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51.277cm" svg:height="23.843cm" xlink:href=".." xlink:type="simple" chart:class="chart:area" chart:style-name="ch1">
        <chart:legend svg:x="43.74cm" svg:y="1.297cm" style:legend-expansion="custom" chartooo:width="5.858cm" chartooo:height="12.112cm" style:legend-expansion-aspect-ratio="0.483652575957728" chart:style-name="ch2"/>
        <chart:plot-area chart:style-name="ch3" table:cell-range-address="'2021-02-19 Stats'.M1:'2021-02-19 Stats'.T65" chart:data-source-has-labels="row" svg:x="1.025cm" svg:y="0.476cm" svg:width="49.227cm" svg:height="22.891cm">
          <chartooo:coordinate-region svg:x="1.832cm" svg:y="0.675cm" svg:width="48.233cm" svg:height="22.0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21-02-19 Stats'.M2:'2021-02-19 Stats'.M65" chart:label-cell-address="'2021-02-19 Stats'.M1:'2021-02-19 Stats'.M1" chart:class="chart:area">
            <chart:data-point chart:repeated="64"/>
          </chart:series>
          <chart:series chart:style-name="ch8" chart:values-cell-range-address="'2021-02-19 Stats'.N2:'2021-02-19 Stats'.N65" chart:label-cell-address="'2021-02-19 Stats'.N1:'2021-02-19 Stats'.N1" chart:class="chart:area">
            <chart:data-point chart:repeated="64"/>
          </chart:series>
          <chart:series chart:style-name="ch9" chart:values-cell-range-address="'2021-02-19 Stats'.O2:'2021-02-19 Stats'.O65" chart:label-cell-address="'2021-02-19 Stats'.O1:'2021-02-19 Stats'.O1" chart:class="chart:area">
            <chart:data-point chart:repeated="64"/>
          </chart:series>
          <chart:series chart:style-name="ch10" chart:values-cell-range-address="'2021-02-19 Stats'.P2:'2021-02-19 Stats'.P65" chart:label-cell-address="'2021-02-19 Stats'.P1:'2021-02-19 Stats'.P1" chart:class="chart:area">
            <chart:data-point chart:repeated="64"/>
          </chart:series>
          <chart:series chart:style-name="ch11" chart:values-cell-range-address="'2021-02-19 Stats'.Q2:'2021-02-19 Stats'.Q65" chart:label-cell-address="'2021-02-19 Stats'.Q1:'2021-02-19 Stats'.Q1" chart:class="chart:area">
            <chart:data-point chart:repeated="64"/>
          </chart:series>
          <chart:series chart:style-name="ch12" chart:values-cell-range-address="'2021-02-19 Stats'.R2:'2021-02-19 Stats'.R65" chart:label-cell-address="'2021-02-19 Stats'.R1:'2021-02-19 Stats'.R1" chart:class="chart:area">
            <chart:data-point chart:repeated="64"/>
          </chart:series>
          <chart:series chart:style-name="ch13" chart:values-cell-range-address="'2021-02-19 Stats'.S2:'2021-02-19 Stats'.S65" chart:label-cell-address="'2021-02-19 Stats'.S1:'2021-02-19 Stats'.S1" chart:class="chart:area">
            <chart:data-point chart:repeated="64"/>
          </chart:series>
          <chart:series chart:style-name="ch14" chart:values-cell-range-address="'2021-02-19 Stats'.T2:'2021-02-19 Stats'.T65" chart:label-cell-address="'2021-02-19 Stats'.T1:'2021-02-19 Stats'.T1" chart:class="chart:area">
            <chart:data-point chart:repeated="6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</text:p>
                <draw:g>
                  <svg:desc>'2021-02-19 Stats'.M1:'2021-02-19 Stats'.M1</svg:desc>
                </draw:g>
              </table:table-cell>
              <table:table-cell office:value-type="string">
                <text:p>NaiveBot</text:p>
                <draw:g>
                  <svg:desc>'2021-02-19 Stats'.N1:'2021-02-19 Stats'.N1</svg:desc>
                </draw:g>
              </table:table-cell>
              <table:table-cell office:value-type="string">
                <text:p>NiceBot</text:p>
                <draw:g>
                  <svg:desc>'2021-02-19 Stats'.O1:'2021-02-19 Stats'.O1</svg:desc>
                </draw:g>
              </table:table-cell>
              <table:table-cell office:value-type="string">
                <text:p>WesBot</text:p>
                <draw:g>
                  <svg:desc>'2021-02-19 Stats'.P1:'2021-02-19 Stats'.P1</svg:desc>
                </draw:g>
              </table:table-cell>
              <table:table-cell office:value-type="string">
                <text:p>Darwinian EmptySeat</text:p>
                <draw:g>
                  <svg:desc>'2021-02-19 Stats'.Q1:'2021-02-19 Stats'.Q1</svg:desc>
                </draw:g>
              </table:table-cell>
              <table:table-cell office:value-type="string">
                <text:p>Kind_Bot</text:p>
                <draw:g>
                  <svg:desc>'2021-02-19 Stats'.R1:'2021-02-19 Stats'.R1</svg:desc>
                </draw:g>
              </table:table-cell>
              <table:table-cell office:value-type="string">
                <text:p>bayes</text:p>
                <draw:g>
                  <svg:desc>'2021-02-19 Stats'.S1:'2021-02-19 Stats'.S1</svg:desc>
                </draw:g>
              </table:table-cell>
              <table:table-cell office:value-type="string">
                <text:p>bot</text:p>
                <draw:g>
                  <svg:desc>'2021-02-19 Stats'.T1:'2021-02-19 Sta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'2021-02-19 Stats'.M2:'2021-02-19 Stats'.M65</svg:desc>
                </draw:g>
              </table:table-cell>
              <table:table-cell office:value-type="float" office:value="64">
                <text:p>64</text:p>
                <draw:g>
                  <svg:desc>'2021-02-19 Stats'.N2:'2021-02-19 Stats'.N65</svg:desc>
                </draw:g>
              </table:table-cell>
              <table:table-cell office:value-type="float" office:value="64">
                <text:p>64</text:p>
                <draw:g>
                  <svg:desc>'2021-02-19 Stats'.O2:'2021-02-19 Stats'.O65</svg:desc>
                </draw:g>
              </table:table-cell>
              <table:table-cell office:value-type="float" office:value="64">
                <text:p>64</text:p>
                <draw:g>
                  <svg:desc>'2021-02-19 Stats'.P2:'2021-02-19 Stats'.P65</svg:desc>
                </draw:g>
              </table:table-cell>
              <table:table-cell office:value-type="float" office:value="64">
                <text:p>64</text:p>
                <draw:g>
                  <svg:desc>'2021-02-19 Stats'.Q2:'2021-02-19 Stats'.Q65</svg:desc>
                </draw:g>
              </table:table-cell>
              <table:table-cell office:value-type="float" office:value="64">
                <text:p>64</text:p>
                <draw:g>
                  <svg:desc>'2021-02-19 Stats'.R2:'2021-02-19 Stats'.R65</svg:desc>
                </draw:g>
              </table:table-cell>
              <table:table-cell office:value-type="float" office:value="64">
                <text:p>64</text:p>
                <draw:g>
                  <svg:desc>'2021-02-19 Stats'.S2:'2021-02-19 Stats'.S65</svg:desc>
                </draw:g>
              </table:table-cell>
              <table:table-cell office:value-type="float" office:value="64">
                <text:p>64</text:p>
                <draw:g>
                  <svg:desc>'2021-02-19 Stats'.T2:'2021-02-19 Stats'.T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73">
                <text:p>73</text:p>
              </table:table-cell>
              <table:table-cell office:value-type="float" office:value="51">
                <text:p>51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124">
                <text:p>124</text:p>
              </table:table-cell>
              <table:table-cell office:value-type="float" office:value="99">
                <text:p>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157">
                <text:p>157</text:p>
              </table:table-cell>
              <table:table-cell office:value-type="float" office:value="106">
                <text:p>1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79">
                <text:p>179</text:p>
              </table:table-cell>
              <table:table-cell office:value-type="float" office:value="108">
                <text:p>1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203">
                <text:p>203</text:p>
              </table:table-cell>
              <table:table-cell office:value-type="float" office:value="104">
                <text:p>1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238">
                <text:p>238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62">
                <text:p>262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82">
                <text:p>282</text:p>
              </table:table-cell>
              <table:table-cell office:value-type="float" office:value="94">
                <text:p>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00">
                <text:p>300</text:p>
              </table:table-cell>
              <table:table-cell office:value-type="float" office:value="86">
                <text:p>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16">
                <text:p>316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29">
                <text:p>329</text:p>
              </table:table-cell>
              <table:table-cell office:value-type="float" office:value="71">
                <text:p>7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42">
                <text:p>342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60">
                <text:p>360</text:p>
              </table:table-cell>
              <table:table-cell office:value-type="float" office:value="54">
                <text:p>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71">
                <text:p>371</text:p>
              </table:table-cell>
              <table:table-cell office:value-type="float" office:value="48">
                <text:p>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81">
                <text:p>381</text:p>
              </table:table-cell>
              <table:table-cell office:value-type="float" office:value="43">
                <text:p>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4">
                <text:p>404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4">
                <text:p>414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0">
                <text:p>430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3">
                <text:p>433</text:p>
              </table:table-cell>
              <table:table-cell office:value-type="float" office:value="16">
                <text:p>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2">
                <text:p>442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7">
                <text:p>447</text:p>
              </table:table-cell>
              <table:table-cell office:value-type="float" office:value="12">
                <text:p>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1">
                <text:p>451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6">
                <text:p>456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9">
                <text:p>459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3">
                <text:p>463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8">
                <text:p>46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2">
                <text:p>472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6">
                <text:p>476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7">
                <text:p>477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7">
                <text:p>477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1">
                <text:p>48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">
                <text:p>486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9">
                <text:p>489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9">
                <text:p>489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2">
                <text:p>49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4">
                <text:p>49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4">
                <text:p>49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6">
                <text:p>49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1">
                <text:p>50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3">
                <text:p>50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5">
                <text:p>5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5">
                <text:p>5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5">
                <text:p>5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